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Factur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úmero de factur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Descripción del Product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 Unitario</text:p>
          </table:table-cell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Total por Producto</text:p>
          </table:table-cell>
        </table:table-row>
        <table:table-row table:style-name="ro1">
          <table:table-cell table:style-name="ce1" office:value-type="string" calcext:value-type="string">
            <text:p>Leche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formula="of:=[.B8]*[.C8]*(1-[.D8]/100)" office:value-type="float" office:value="28.5" calcext:value-type="float">
            <text:p>28,5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Total de la factura</text:p>
          </table:table-cell>
        </table:table-row>
        <table:table-row table:style-name="ro1">
          <table:table-cell table:number-columns-repeated="4"/>
          <table:table-cell table:formula="of:=sumd18([.E8:.E100])" office:value-type="string" office:string-value="" calcext:value-type="error">
            <text:p>#¿NOMBR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3:32:31.707173358</meta:creation-date>
    <dc:date>2025-12-05T23:35:31.834630885</dc:date>
    <meta:editing-duration>PT3M1S</meta:editing-duration>
    <meta:editing-cycles>1</meta:editing-cycles>
    <meta:document-statistic meta:table-count="1" meta:cell-count="17" meta:object-count="0"/>
    <meta:generator>LibreOffice/24.2.7.2$Linux_X86_64 LibreOffice_project/420$Build-2</meta:generator>
  </office:meta>
</office:document-meta>
</file>